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1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officeooo:paragraph-rsid="0011f094" fo:background-color="transparent" style:font-name-asian="Times New Roman1" style:font-name-complex="Times New Roman1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11f094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57ba8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7ba8"/>
    </style:style>
    <style:style style:name="P5" style:family="paragraph" style:parent-style-name="Standard" style:list-style-name="WWNum1">
      <style:paragraph-properties fo:margin-top="0cm" fo:margin-bottom="0cm" loext:contextual-spacing="false" fo:line-height="100%"/>
      <style:text-properties officeooo:paragraph-rsid="00157ba8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normal" officeooo:rsid="00157ba8" officeooo:paragraph-rsid="00161daf" style:font-weight-asian="normal" style:font-weight-complex="normal"/>
    </style:style>
    <style:style style:name="P7" style:family="paragraph" style:parent-style-name="Standard">
      <style:paragraph-properties fo:margin-top="0cm" fo:margin-bottom="0cm" loext:contextual-spacing="true" fo:line-height="100%" fo:text-align="center" style:justify-single-word="false"/>
      <style:text-properties officeooo:rsid="00027b02" officeooo:paragraph-rsid="00027b02"/>
    </style:style>
    <style:style style:name="P8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officeooo:rsid="00027b02" officeooo:paragraph-rsid="00027b02"/>
    </style:style>
    <style:style style:name="P9" style:family="paragraph" style:parent-style-name="Standard">
      <style:paragraph-properties fo:margin-top="0cm" fo:margin-bottom="0cm" loext:contextual-spacing="true" fo:line-height="100%" fo:text-align="center" style:justify-single-word="false"/>
      <style:text-properties fo:font-size="18pt" fo:font-weight="bold" officeooo:rsid="0004ef04" officeooo:paragraph-rsid="0004ef04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fo:font-size="13pt" officeooo:rsid="00027b02" officeooo:paragraph-rsid="00027b02" style:font-size-asian="13pt" style:font-size-complex="13pt"/>
    </style:style>
    <style:style style:name="P11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fo:font-size="13pt" officeooo:rsid="00027b02" officeooo:paragraph-rsid="000ff524" style:font-size-asian="13pt" style:font-size-complex="13pt"/>
    </style:style>
    <style:style style:name="P12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fo:font-size="15pt" style:text-underline-style="solid" style:text-underline-width="auto" style:text-underline-color="font-color" fo:font-weight="bold" officeooo:rsid="0003ff64" officeooo:paragraph-rsid="0003ff64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officeooo:rsid="0003ff64" officeooo:paragraph-rsid="0003ff64"/>
    </style:style>
    <style:style style:name="P14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fo:font-size="14pt" style:text-underline-style="solid" style:text-underline-width="auto" style:text-underline-color="font-color" fo:font-weight="bold" officeooo:rsid="0006c189" officeooo:paragraph-rsid="0006c18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fo:font-size="14pt" style:text-underline-style="solid" style:text-underline-width="auto" style:text-underline-color="font-color" fo:font-weight="bold" officeooo:rsid="000d03f6" officeooo:paragraph-rsid="000d03f6" style:font-size-asian="14pt" style:font-weight-asian="bold" style:font-size-complex="14pt" style:font-weight-complex="bold"/>
    </style:style>
    <style:style style:name="P16" style:family="paragraph" style:parent-style-name="Standard" style:list-style-name="">
      <style:paragraph-properties fo:margin-top="0cm" fo:margin-bottom="0cm" loext:contextual-spacing="true" fo:line-height="100%" fo:text-align="justify" style:justify-single-word="false"/>
      <style:text-properties fo:font-size="14pt" style:text-underline-style="none" fo:font-weight="normal" officeooo:rsid="0006c189" officeooo:paragraph-rsid="0006c189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margin-top="0cm" fo:margin-bottom="0cm" loext:contextual-spacing="true" fo:line-height="100%" fo:text-align="justify" style:justify-single-word="false"/>
      <style:text-properties officeooo:paragraph-rsid="0006c189"/>
    </style:style>
    <style:style style:name="P18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officeooo:paragraph-rsid="00148283"/>
    </style:style>
    <style:style style:name="P19" style:family="paragraph" style:parent-style-name="Standard" style:list-style-name="L4">
      <style:paragraph-properties fo:margin-top="0cm" fo:margin-bottom="0cm" loext:contextual-spacing="true" fo:line-height="100%" fo:text-align="justify" style:justify-single-word="false"/>
      <style:text-properties officeooo:rsid="0006c189" officeooo:paragraph-rsid="0006c189"/>
    </style:style>
    <style:style style:name="P20" style:family="paragraph" style:parent-style-name="Standard" style:list-style-name="">
      <style:paragraph-properties fo:margin-top="0cm" fo:margin-bottom="0cm" loext:contextual-spacing="true" fo:line-height="100%" fo:text-align="justify" style:justify-single-word="false"/>
      <style:text-properties fo:font-weight="bold" officeooo:rsid="000b734d" officeooo:paragraph-rsid="0017b8e1" style:font-weight-asian="bold" style:font-weight-complex="bold"/>
    </style:style>
    <style:style style:name="P21" style:family="paragraph" style:parent-style-name="Standard" style:list-style-name="">
      <style:paragraph-properties fo:margin-top="0cm" fo:margin-bottom="0cm" loext:contextual-spacing="true" fo:line-height="100%" fo:text-align="justify" style:justify-single-word="false"/>
      <style:text-properties fo:font-weight="bold" officeooo:rsid="001897f1" officeooo:paragraph-rsid="001897f1" style:font-weight-asian="bold" style:font-weight-complex="bold"/>
    </style:style>
    <style:style style:name="P22" style:family="paragraph" style:parent-style-name="Standard" style:list-style-name="">
      <style:paragraph-properties fo:margin-top="0cm" fo:margin-bottom="0cm" loext:contextual-spacing="true" fo:line-height="100%" fo:text-align="justify" style:justify-single-word="false"/>
      <style:text-properties fo:font-size="12pt" fo:font-weight="bold" officeooo:rsid="000b734d" officeooo:paragraph-rsid="001c7ce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fo:font-size="12pt" style:text-underline-style="none" fo:font-weight="normal" officeooo:rsid="000d03f6" officeooo:paragraph-rsid="000d03f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fo:font-size="12pt" style:text-underline-style="none" fo:font-weight="normal" officeooo:rsid="0006c189" officeooo:paragraph-rsid="0011f09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fo:font-size="12pt" style:text-underline-style="none" fo:font-weight="normal" officeooo:rsid="0006c189" officeooo:paragraph-rsid="00148283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margin-top="0cm" fo:margin-bottom="0cm" loext:contextual-spacing="true" fo:line-height="100%" fo:text-align="justify" style:justify-single-word="false"/>
      <style:text-properties fo:font-size="12pt" fo:font-weight="normal" officeooo:rsid="000b734d" officeooo:paragraph-rsid="000b734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use-window-font-color="true" style:font-name="Times New Roman1" fo:font-size="12pt" style:text-underline-style="none" fo:font-weight="normal" officeooo:rsid="000d03f6" officeooo:paragraph-rsid="0011f094" fo:background-color="transparent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 style:list-style-name="L5">
      <style:paragraph-properties fo:margin-top="0cm" fo:margin-bottom="0cm" loext:contextual-spacing="true" fo:line-height="100%" fo:text-align="justify" style:justify-single-word="false"/>
      <style:text-properties fo:font-weight="normal" officeooo:paragraph-rsid="0007cb0b" style:font-weight-asian="normal" style:font-weight-complex="normal"/>
    </style:style>
    <style:style style:name="P29" style:family="paragraph" style:parent-style-name="Standard" style:list-style-name="L5">
      <style:paragraph-properties fo:margin-top="0cm" fo:margin-bottom="0cm" loext:contextual-spacing="true" fo:line-height="100%" fo:text-align="justify" style:justify-single-word="false"/>
      <style:text-properties fo:font-weight="normal" officeooo:rsid="00099c3c" officeooo:paragraph-rsid="00099c3c" style:font-weight-asian="normal" style:font-weight-complex="normal"/>
    </style:style>
    <style:style style:name="P30" style:family="paragraph" style:parent-style-name="Standard" style:list-style-name="L5">
      <style:paragraph-properties fo:margin-top="0cm" fo:margin-bottom="0cm" loext:contextual-spacing="true" fo:line-height="100%" fo:text-align="justify" style:justify-single-word="false"/>
      <style:text-properties fo:font-weight="normal" officeooo:rsid="000b734d" officeooo:paragraph-rsid="000b734d" style:font-weight-asian="normal" style:font-weight-complex="normal"/>
    </style:style>
    <style:style style:name="T1" style:family="text">
      <style:text-properties style:font-name="Times New Roman" fo:font-size="12pt" style:font-name-asian="Times New Roman2" style:font-size-asian="12pt" style:language-asian="fr" style:country-asian="FR" style:font-name-complex="Times New Roman2" style:font-size-complex="12pt"/>
    </style:style>
    <style:style style:name="T2" style:family="text">
      <style:text-properties style:font-name="Times New Roman" fo:font-size="12pt" officeooo:rsid="00033b72" style:font-name-asian="Times New Roman2" style:font-size-asian="12pt" style:language-asian="fr" style:country-asian="FR" style:font-name-complex="Times New Roman2" style:font-size-complex="12pt"/>
    </style:style>
    <style:style style:name="T3" style:family="text">
      <style:text-properties style:font-name="Times New Roman" fo:font-size="12pt" officeooo:rsid="00027b02" style:font-name-asian="Times New Roman2" style:font-size-asian="12pt" style:language-asian="fr" style:country-asian="FR" style:font-name-complex="Times New Roman2" style:font-size-complex="12pt"/>
    </style:style>
    <style:style style:name="T4" style:family="text">
      <style:text-properties style:font-name="Times New Roman" fo:font-size="12pt" officeooo:rsid="0004ef04" style:font-name-asian="Times New Roman2" style:font-size-asian="12pt" style:language-asian="fr" style:country-asian="FR" style:font-name-complex="Times New Roman2" style:font-size-complex="12pt"/>
    </style:style>
    <style:style style:name="T5" style:family="text">
      <style:text-properties style:font-name="Times New Roman" fo:font-size="12pt" officeooo:rsid="000670b1" style:font-name-asian="Times New Roman2" style:font-size-asian="12pt" style:language-asian="fr" style:country-asian="FR" style:font-name-complex="Times New Roman2" style:font-size-complex="12pt"/>
    </style:style>
    <style:style style:name="T6" style:family="text">
      <style:text-properties style:font-name="Times New Roman" fo:font-size="12pt" officeooo:rsid="0006c189" style:font-name-asian="Times New Roman2" style:font-size-asian="12pt" style:language-asian="fr" style:country-asian="FR" style:font-name-complex="Times New Roman2" style:font-size-complex="12pt"/>
    </style:style>
    <style:style style:name="T7" style:family="text">
      <style:text-properties style:font-name="Times New Roman" fo:font-size="12pt" style:text-underline-style="none" fo:font-weight="normal" style:font-name-asian="Times New Roman2" style:font-size-asian="10.5pt" style:language-asian="fr" style:country-asian="FR" style:font-weight-asian="normal" style:font-name-complex="Times New Roman2" style:font-size-complex="12pt" style:font-weight-complex="normal"/>
    </style:style>
    <style:style style:name="T8" style:family="text">
      <style:text-properties style:font-name="Times New Roman" fo:font-size="12pt" style:text-underline-style="none" fo:font-weight="normal" officeooo:rsid="0006c189" style:font-name-asian="Times New Roman2" style:font-size-asian="10.5pt" style:language-asian="fr" style:country-asian="FR" style:font-weight-asian="normal" style:font-name-complex="Times New Roman2" style:font-size-complex="12pt" style:font-weight-complex="normal"/>
    </style:style>
    <style:style style:name="T9" style:family="text">
      <style:text-properties style:font-name="Times New Roman" fo:font-size="12pt" style:text-underline-style="none" fo:font-weight="normal" officeooo:rsid="0007969f" style:font-name-asian="Times New Roman2" style:font-size-asian="10.5pt" style:language-asian="fr" style:country-asian="FR" style:font-weight-asian="normal" style:font-name-complex="Times New Roman2" style:font-size-complex="12pt" style:font-weight-complex="normal"/>
    </style:style>
    <style:style style:name="T10" style:family="text">
      <style:text-properties style:font-name="Times New Roman" fo:font-size="12pt" style:text-underline-style="none" fo:font-weight="normal" officeooo:rsid="000b734d" style:font-name-asian="Times New Roman2" style:font-size-asian="10.5pt" style:language-asian="fr" style:country-asian="FR" style:font-weight-asian="normal" style:font-name-complex="Times New Roman2" style:font-size-complex="12pt" style:font-weight-complex="normal"/>
    </style:style>
    <style:style style:name="T11" style:family="text">
      <style:text-properties style:font-name="Times New Roman" fo:font-size="12pt" style:text-underline-style="none" fo:font-weight="normal" officeooo:rsid="0013ea8d" style:font-name-asian="Times New Roman2" style:font-size-asian="10.5pt" style:language-asian="fr" style:country-asian="FR" style:font-weight-asian="normal" style:font-name-complex="Times New Roman2" style:font-size-complex="12pt" style:font-weight-complex="normal"/>
    </style:style>
    <style:style style:name="T12" style:family="text">
      <style:text-properties style:font-name="Times New Roman" fo:font-size="12pt" style:text-underline-style="none" fo:font-weight="normal" style:font-name-asian="Times New Roman2" style:font-size-asian="12pt" style:language-asian="fr" style:country-asian="FR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" fo:font-size="12pt" style:text-underline-style="none" fo:font-weight="normal" officeooo:rsid="00099c3c" style:font-name-asian="Times New Roman2" style:font-size-asian="12pt" style:language-asian="fr" style:country-asian="FR" style:font-weight-asian="normal" style:font-name-complex="Times New Roman2" style:font-size-complex="12pt" style:font-weight-complex="normal"/>
    </style:style>
    <style:style style:name="T14" style:family="text">
      <style:text-properties style:font-name="Times New Roman" fo:font-size="12pt" style:text-underline-style="none" fo:font-weight="normal" officeooo:rsid="0017b8e1" style:font-name-asian="Times New Roman2" style:font-size-asian="12pt" style:language-asian="fr" style:country-asian="FR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" fo:font-size="12pt" style:text-underline-style="none" fo:font-weight="normal" officeooo:rsid="000b734d" style:font-name-asian="Times New Roman2" style:font-size-asian="12pt" style:language-asian="fr" style:country-asian="FR" style:font-weight-asian="normal" style:font-name-complex="Times New Roman2" style:font-size-complex="12pt" style:font-weight-complex="normal"/>
    </style:style>
    <style:style style:name="T16" style:family="text">
      <style:text-properties style:font-name="Times New Roman" fo:font-size="12pt" style:text-underline-style="none" fo:font-weight="bold" officeooo:rsid="0007cb0b" style:font-name-asian="Times New Roman2" style:font-size-asian="12pt" style:language-asian="fr" style:country-asian="FR" style:font-weight-asian="bold" style:font-name-complex="Times New Roman2" style:font-size-complex="12pt" style:font-weight-complex="bold"/>
    </style:style>
    <style:style style:name="T17" style:family="text">
      <style:text-properties style:font-name="Times New Roman" fo:font-size="12pt" style:text-underline-style="none" fo:font-weight="bold" officeooo:rsid="00161daf" style:font-name-asian="Times New Roman2" style:font-size-asian="12pt" style:language-asian="fr" style:country-asian="FR" style:font-weight-asian="bold" style:font-name-complex="Times New Roman2" style:font-size-complex="12pt" style:font-weight-complex="bold"/>
    </style:style>
    <style:style style:name="T18" style:family="text">
      <style:text-properties style:font-name="Times New Roman" fo:font-size="12pt" style:text-underline-style="none" style:font-name-asian="Times New Roman2" style:font-size-asian="12pt" style:language-asian="fr" style:country-asian="FR" style:font-name-complex="Times New Roman2" style:font-size-complex="12pt"/>
    </style:style>
    <style:style style:name="T19" style:family="text">
      <style:text-properties style:font-name="Times New Roman" fo:font-size="12pt" style:text-underline-style="none" officeooo:rsid="0007cb0b" style:font-name-asian="Times New Roman2" style:font-size-asian="12pt" style:language-asian="fr" style:country-asian="FR" style:font-name-complex="Times New Roman2" style:font-size-complex="12pt"/>
    </style:style>
    <style:style style:name="T20" style:family="text">
      <style:text-properties style:font-name="Times New Roman" fo:font-size="12pt" style:text-underline-style="none" officeooo:rsid="00099c3c" style:font-name-asian="Times New Roman2" style:font-size-asian="12pt" style:language-asian="fr" style:country-asian="FR" style:font-name-complex="Times New Roman2" style:font-size-complex="12pt"/>
    </style:style>
    <style:style style:name="T21" style:family="text">
      <style:text-properties style:font-name="Times New Roman" fo:font-size="12pt" style:text-underline-style="none" officeooo:rsid="00161daf" style:font-name-asian="Times New Roman2" style:font-size-asian="12pt" style:language-asian="fr" style:country-asian="FR" style:font-name-complex="Times New Roman2" style:font-size-complex="12pt"/>
    </style:style>
    <style:style style:name="T22" style:family="text">
      <style:text-properties style:font-name="Times New Roman" fo:font-size="12pt" style:text-underline-style="none" officeooo:rsid="0017b8e1" style:font-name-asian="Times New Roman2" style:font-size-asian="12pt" style:language-asian="fr" style:country-asian="FR" style:font-name-complex="Times New Roman2" style:font-size-complex="12pt"/>
    </style:style>
    <style:style style:name="T23" style:family="text">
      <style:text-properties style:font-name="Times New Roman" fo:font-size="12pt" fo:font-weight="bold" style:font-name-asian="Times New Roman2" style:font-size-asian="12pt" style:language-asian="fr" style:country-asian="FR" style:font-weight-asian="bold" style:font-name-complex="Times New Roman2" style:font-size-complex="12pt" style:font-weight-complex="bold"/>
    </style:style>
    <style:style style:name="T24" style:family="text">
      <style:text-properties style:font-name="Times New Roman" fo:font-size="12pt" fo:font-weight="bold" officeooo:rsid="00157ba8" style:font-name-asian="Times New Roman2" style:font-size-asian="12pt" style:language-asian="fr" style:country-asian="FR" style:font-weight-asian="bold" style:font-name-complex="Times New Roman2" style:font-size-complex="12pt" style:font-weight-complex="bold"/>
    </style:style>
    <style:style style:name="T25" style:family="text">
      <style:text-properties style:font-name="Times New Roman" fo:font-size="18pt" style:text-underline-style="none" style:font-name-asian="Times New Roman2" style:font-size-asian="18pt" style:language-asian="fr" style:country-asian="FR" style:font-name-complex="Times New Roman2" style:font-size-complex="18pt"/>
    </style:style>
    <style:style style:name="T26" style:family="text">
      <style:text-properties style:font-name="Times New Roman" fo:font-weight="bold" style:font-name-asian="Times New Roman2" style:language-asian="fr" style:country-asian="FR" style:font-weight-asian="bold" style:font-name-complex="Times New Roman2" style:font-weight-complex="bold"/>
    </style:style>
    <style:style style:name="T27" style:family="text">
      <style:text-properties style:font-name="Times New Roman" style:text-underline-style="none" style:font-name-asian="Times New Roman2" style:language-asian="fr" style:country-asian="FR" style:font-name-complex="Times New Roman2"/>
    </style:style>
    <style:style style:name="T28" style:family="text">
      <style:text-properties style:font-name="Times New Roman" style:text-underline-style="none" fo:font-weight="normal" style:font-name-asian="Times New Roman2" style:language-asian="fr" style:country-asian="FR" style:font-weight-asian="normal" style:font-name-complex="Times New Roman2" style:font-weight-complex="normal"/>
    </style:style>
    <style:style style:name="T29" style:family="text">
      <style:text-properties style:font-name="Times New Roman" fo:font-size="13.5pt" fo:font-weight="bold" style:font-name-asian="Times New Roman2" style:font-size-asian="13.5pt" style:language-asian="fr" style:country-asian="FR" style:font-weight-asian="bold" style:font-name-complex="Times New Roman2" style:font-size-complex="13.5pt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use-window-font-color="true" style:font-name="Times New Roman1" fo:font-size="12pt" fo:font-weight="normal" fo:background-color="transparent" loext:char-shading-value="0" style:font-name-asian="Times New Roman1" style:font-name-complex="Times New Roman1"/>
    </style:style>
    <style:style style:name="T32" style:family="text">
      <style:text-properties officeooo:rsid="0011f094"/>
    </style:style>
    <style:style style:name="T33" style:family="text">
      <style:text-properties fo:font-size="14pt" style:text-underline-style="solid" style:text-underline-width="auto" style:text-underline-color="font-color" fo:font-weight="bold" officeooo:rsid="00157ba8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hier des charges Projet n°8</text:p>
      <text:p text:style-name="P8"><text:tab/></text:p>
      <text:p text:style-name="P9"><text:span text:style-name="T30">Java Messenger</text:span> </text:p>
      <text:p text:style-name="P10"/>
      <text:p text:style-name="P11">Maître d'oeuvre : <text:s/><text:span text:style-name="T31">Abdelfeta HASBANI</text:span></text:p>
      <text:p text:style-name="P11">Maître d'ouvrage :  <text:span text:style-name="T31">Abdelfeta HASBANI</text:span></text:p>
      <text:p text:style-name="P10">Equipe : Ludovic Laurichesse, Thomas Yzavard, Pereira Loann</text:p>
      <text:p text:style-name="P8"/>
      <text:p text:style-name="P12">Nature du projet :</text:p>
      <text:p text:style-name="P12"/>
      <text:p text:style-name="P13"><text:span text:style-name="T3">Il s'agit d'un nouveau projet, </text:span><text:span text:style-name="T2">son</text:span><text:span text:style-name="T3"> but est de créer un clone de MSN Messenger (ou MSN Live) en langage de programmation orienté objet ( JAVA </text:span><text:span text:style-name="T1">et JAVAFX</text:span><text:span text:style-name="T3">). </text:span><text:span text:style-name="T1">Plus précisément il s'agit d'élaborer une application permettant de communiquer entre des </text:span><text:span text:style-name="T4">utilisateur</text:span><text:span text:style-name="T6">s</text:span><text:span text:style-name="T1"> sur un réseau. </text:span><text:span text:style-name="T5">Elle permet d'envoyer et de recevoir des messages instantanés et d'envoyer des fichiers. Celle-c</text:span><text:span text:style-name="T6">i</text:span><text:span text:style-name="T5"> renferme aussi un gestionnaires d'amis.</text:span></text:p>
      <text:p text:style-name="P13"/>
      <text:p text:style-name="P13"/>
      <text:p text:style-name="P13"><text:span text:style-name="T5"/></text:p>
      <text:p text:style-name="P14">Grandes étapes:</text:p>
      <text:p text:style-name="P14"/>
      <text:h text:style-name="P16" text:outline-level="2"><text:span text:style-name="T26"><text:tab/></text:span><text:span text:style-name="T29">Technique :</text:span></text:h>
      <text:list xml:id="list4545389899855471783" text:style-name="L4">
        <text:list-item>
          <text:h text:style-name="P17" text:outline-level="2"><text:span text:style-name="T8">Création de l'interface graphique </text:span></text:h>
        </text:list-item>
        <text:list-item>
          <text:h text:style-name="P19" text:outline-level="2"><text:span text:style-name="T9">Mise en p</text:span><text:span text:style-name="T11">la</text:span><text:span text:style-name="T9">ce de </text:span><text:span text:style-name="T7">Threads</text:span></text:h>
        </text:list-item>
        <text:list-item>
          <text:h text:style-name="P19" text:outline-level="2"><text:span text:style-name="T9">Mise en place de </text:span><text:span text:style-name="T7">Sockets </text:span><text:span text:style-name="T10">client/serveur</text:span></text:h>
        </text:list-item>
        <text:list-item>
          <text:h text:style-name="P19" text:outline-level="2"><text:span text:style-name="T9">Création du </text:span><text:span text:style-name="T7">MVC</text:span></text:h>
          <text:h text:style-name="P19" text:outline-level="2"><text:span text:style-name="T7"/></text:h>
        </text:list-item>
      </text:list>
      <text:h text:style-name="P16" text:outline-level="2"><text:span text:style-name="T26"><text:tab/></text:span><text:span text:style-name="T29">Conceptuel :</text:span></text:h>
      <text:h text:style-name="P16" text:outline-level="2"/>
      <text:h text:style-name="P16" text:outline-level="2"><text:span text:style-name="T29"/></text:h>
      <text:list xml:id="list6829436809009837166" text:style-name="L5">
        <text:list-item>
          <text:h text:style-name="P28" text:outline-level="2"><text:span text:style-name="T19">Profil utilisateur</text:span></text:h>
        </text:list-item>
        <text:list-item>
          <text:h text:style-name="P29" text:outline-level="2"><text:span text:style-name="T19">C</text:span><text:span text:style-name="T18">ontact/ </text:span><text:span text:style-name="T21">Gestion des contacts</text:span></text:h>
        </text:list-item>
        <text:list-item>
          <text:h text:style-name="P30" text:outline-level="2"><text:span text:style-name="T18">Conversation privée</text:span></text:h>
        </text:list-item>
        <text:list-item>
          <text:h text:style-name="P30" text:outline-level="2"><text:span text:style-name="T18">Conversation à plusieurs</text:span></text:h>
        </text:list-item>
        <text:list-item>
          <text:h text:style-name="P26" text:outline-level="2"><text:span text:style-name="T27">Échange de fichiers en "peer to peer" </text:span></text:h>
        </text:list-item>
      </text:list>
      <text:p text:style-name="P23"/>
      <text:p text:style-name="P23"/>
      <text:p text:style-name="P23"/>
      <text:p text:style-name="P23"/>
      <text:p text:style-name="P15"><text:span text:style-name="T32">Estimation de la durée des étapes et date butoirs</text:span> :</text:p>
      <text:p text:style-name="P1"/>
      <text:p text:style-name="P1"><text:tab/>L'interface graphique devrait durer 4heures.</text:p>
      <text:p text:style-name="P2"><text:span text:style-name="T31"><text:tab/>La mise en place des profils devrait durer 6heures.</text:span></text:p>
      <text:p text:style-name="P2"><text:span text:style-name="T31"><text:tab/>Le systeme de contact devrait durer 5heures.</text:span></text:p>
      <text:p text:style-name="P2"><text:span text:style-name="T31"><text:tab/>Les conversations à 2 utilisateur devrait durer 8heures.</text:span></text:p>
      <text:p text:style-name="P27"><text:tab/>Les conversations en parallèle devrait durer 6heures</text:p>
      <text:p text:style-name="P24"><text:tab/><text:span text:style-name="T32">Mise en place du MVC devrait durer</text:span></text:p>
      <text:p text:style-name="P25"><text:tab/></text:p>
      <text:p text:style-name="P25"><text:tab/>Le projet doit être finis durant la semaine 51. </text:p>
      <text:p text:style-name="P18"/>
      <text:p text:style-name="P3"><text:soft-page-break/></text:p>
      <text:p text:style-name="P3"><text:span text:style-name="T33">Fonctionnalités attendues :</text:span></text:p>
      <text:p text:style-name="P3"><text:span text:style-name="T33"/></text:p>
      <text:p text:style-name="P4"><text:span text:style-name="T24">Le profil utilisateur</text:span><text:span text:style-name="T23"> </text:span><text:span text:style-name="T1">permet à un utilisateur de s'inscrire, de se connecter et de remplir/modifier son profil.</text:span></text:p>
      <text:p text:style-name="P4"><text:span text:style-name="T1">Le profil utilisateur contiendra au minimum :</text:span></text:p>
      <text:list xml:id="list4544372620901897231" text:style-name="WWNum1">
        <text:list-item>
          <text:p text:style-name="P5"><text:span text:style-name="T1">Login, mot de passe ; </text:span></text:p>
        </text:list-item>
        <text:list-item>
          <text:p text:style-name="P5"><text:span text:style-name="T1">Nom, prénom, adresse, numéro de téléphone ; </text:span></text:p>
        </text:list-item>
        <text:list-item>
          <text:p text:style-name="P5"><text:span text:style-name="T1">État (connecté, occupé, absent, déconnecté...). </text:span></text:p>
        </text:list-item>
      </text:list>
      <text:p text:style-name="P6"><text:span text:style-name="T18">Note : Le basculement connecté/déconnecté est effectué automatiquement lorsqu'un utilisateur se connecte/déconnecte. Cependant, afin d'éviter d'être dérangé, lorsqu'un utilisateur est connecté, il peut forcer son état (absent ou déconnecté).</text:span></text:p>
      <text:p text:style-name="P6"/>
      <text:p text:style-name="P6"><text:span text:style-name="T17">La gestion des contacts</text:span><text:span text:style-name="T21"> </text:span><text:span text:style-name="T20">permet à un utilisateur d'ajouter des contacts et de connaître leur état et leur profil (mais pas leur mot de passe).Note : le serveur doit prévenir le client dès qu'un contact se connecte ou change d'état.</text:span></text:p>
      <text:p text:style-name="P6"/>
      <text:h text:style-name="P20" text:outline-level="2"><text:span text:style-name="T22">La conversation privée</text:span><text:span text:style-name="T14"> permet à </text:span><text:span text:style-name="T13">un utilisateur d</text:span><text:span text:style-name="T14">e</text:span><text:span text:style-name="T13"> pouvoir dialoguer en privé avec un des ses contacts. Cet utilisateur pourra ensuite ouvrir plusieurs fenêtres de dialogue pour discuter avec plusieurs contacts en même temps.</text:span></text:h>
      <text:h text:style-name="P20" text:outline-level="2"/>
      <text:h text:style-name="P21" text:outline-level="2"><text:span text:style-name="T20">C</text:span><text:span text:style-name="T18">onversation à plusieurs </text:span><text:span text:style-name="T12">: <text:s/>Lorsque </text:span><text:span text:style-name="T15">deux utilisateurs sont en train de dialoguer, ils peuvent inviter d'autres utilisateurs à rejoindre leur discussion.</text:span></text:h>
      <text:h text:style-name="P21" text:outline-level="2"/>
      <text:h text:style-name="P22" text:outline-level="2"><text:span text:style-name="T27">Échange de fichiers en "peer to peer" : </text:span><text:span text:style-name="T28">Dans cette étape on permet à des utilisateurs en train de "chatter" de s'échanger des fichiers. Un utilisateur doit pouvoir proposer un fichier et les autres utilisateurs (ils peuvent être en conversation à plusieurs) peuvent décider de télécharger le fichier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1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Character_20_style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Character_20_style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Character_20_style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Character_20_style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45:44.106590066</meta:creation-date>
    <dc:date>2017-11-14T11:56:39.444504636</dc:date>
    <meta:editing-duration>PT1H16M34S</meta:editing-duration>
    <meta:editing-cycles>27</meta:editing-cycles>
    <meta:generator>LibreOffice/4.3.3.2$Linux_X86_64 LibreOffice_project/430m0$Build-2</meta:generator>
    <meta:document-statistic meta:table-count="0" meta:image-count="0" meta:object-count="0" meta:page-count="2" meta:paragraph-count="41" meta:word-count="425" meta:character-count="2728" meta:non-whitespace-character-count="2333"/>
  </office:meta>
</office:document-meta>
</file>